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size-asian="11pt"/>
    </style:style>
    <style:style style:name="T1" style:family="text">
      <style:text-properties fo:color="#000000" style:font-name="Menlo-Regular" fo:font-size="11pt" style:font-size-asian="11pt"/>
    </style:style>
    <style:style style:name="T2" style:family="text">
      <style:text-properties fo:color="#2fb41d" style:font-name="Menlo-Regular" fo:font-size="11pt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ast login: Tue Nov 21 09:15:09 on ttys000</text:span></text:p>
      <text:p text:style-name="P1"><text:span text:style-name="T1">Clemenss-MacBook-Pro:~ cbz$ cd /Users/cbz/Documents/Codefactory/Week1/Day2 </text:span></text:p>
      <text:p text:style-name="P1"><text:span text:style-name="T1">Clemenss-MacBook-Pro:Day2 cbz$ git status</text:span></text:p>
      <text:p text:style-name="P1"><text:span text:style-name="T1">On branch master</text:span></text:p>
      <text:p text:style-name="P2"/>
      <text:p text:style-name="P1"><text:span text:style-name="T1">Initial commit</text:span></text:p>
      <text:p text:style-name="P2"/>
      <text:p text:style-name="P1"><text:span text:style-name="T1">Changes to be committed:</text:span></text:p>
      <text:p text:style-name="P1"><text:span text:style-name="T1"><text:s text:c="2"/>(use "git rm --cached &lt;file&gt;..." to unstage)</text:span></text:p>
      <text:p text:style-name="P2"/>
      <text:p text:style-name="P1"><text:span text:style-name="T1"><text:tab/></text:span><text:span text:style-name="T2">new file: <text:s text:c="2"/>.DS_Store</text:span></text:p>
      <text:p text:style-name="P1"><text:span text:style-name="T1"><text:tab/></text:span><text:span text:style-name="T2">new file: <text:s text:c="2"/>index2.html</text:span></text:p>
      <text:p text:style-name="P2"/>
      <text:p text:style-name="P1"><text:span text:style-name="T1">Clemenss-MacBook-Pro:Day2 cbz$ git commit -m "added information on footer, added main"</text:span></text:p>
      <text:p text:style-name="P1"><text:span text:style-name="T1">[master (root-commit) 266cfe0] added information on footer, added main</text:span></text:p>
      <text:p text:style-name="P1"><text:span text:style-name="T1"><text:s/>2 files changed, 124 insertions(+)</text:span></text:p>
      <text:p text:style-name="P1"><text:span text:style-name="T1"><text:s/>create mode 100644 .DS_Store</text:span></text:p>
      <text:p text:style-name="P1"><text:span text:style-name="T1"><text:s/>create mode 100644 index2.html</text:span></text:p>
      <text:p text:style-name="P1"><text:span text:style-name="T1">Clemenss-MacBook-Pro:Day2 cbz$ git push</text:span></text:p>
      <text:p text:style-name="P1"><text:span text:style-name="T1">fatal: No configured push destination.</text:span></text:p>
      <text:p text:style-name="P1"><text:span text:style-name="T1">Either specify the URL from the command-line or configure a remote repository using</text:span></text:p>
      <text:p text:style-name="P2"/>
      <text:p text:style-name="P1"><text:span text:style-name="T1"><text:s text:c="4"/>git remote add &lt;name&gt; &lt;url&gt;</text:span></text:p>
      <text:p text:style-name="P2"/>
      <text:p text:style-name="P1"><text:span text:style-name="T1">and then push using the remote name</text:span></text:p>
      <text:p text:style-name="P2"/>
      <text:p text:style-name="P1"><text:span text:style-name="T1"><text:s text:c="4"/>git push &lt;name&gt;</text:span></text:p>
      <text:p text:style-name="P2"/>
      <text:p text:style-name="P1"><text:span text:style-name="T1">Clemenss-MacBook-Pro:Day2 cbz$ git remote add origin https://github.com/cbz23/Day2AhmedClemens.git</text:span></text:p>
      <text:p text:style-name="P1"><text:span text:style-name="T1">Clemenss-MacBook-Pro:Day2 cbz$ git remote -v</text:span></text:p>
      <text:p text:style-name="P1"><text:span text:style-name="T1">origin<text:tab/>https://github.com/cbz23/Day2AhmedClemens.git (fetch)</text:span></text:p>
      <text:p text:style-name="P1"><text:span text:style-name="T1">origin<text:tab/>https://github.com/cbz23/Day2AhmedClemens.git (push)</text:span></text:p>
      <text:p text:style-name="P1"><text:span text:style-name="T1">Clemenss-MacBook-Pro:Day2 cbz$ git push -u origin master</text:span></text:p>
      <text:p text:style-name="P1"><text:span text:style-name="T1">Counting objects: 4, done.</text:span></text:p>
      <text:p text:style-name="P1"><text:span text:style-name="T1">Delta compression using up to 8 threads.</text:span></text:p>
      <text:p text:style-name="P1"><text:span text:style-name="T1">Compressing objects: 100% (4/4), done.</text:span></text:p>
      <text:p text:style-name="P1"><text:span text:style-name="T1">Writing objects: 100% (4/4), 1.10 KiB | 1.10 MiB/s, done.</text:span></text:p>
      <text:p text:style-name="P1"><text:span text:style-name="T1">Total 4 (delta 0), reused 0 (delta 0)</text:span></text:p>
      <text:p text:style-name="P1"><text:span text:style-name="T1">To https://github.com/cbz23/Day2AhmedClemens.git</text:span></text:p>
      <text:p text:style-name="P1"><text:span text:style-name="T1"><text:s/>* [new branch] <text:s text:c="5"/>master -&gt; master</text:span></text:p>
      <text:p text:style-name="P1"><text:span text:style-name="T1">Branch master set up to track remote branch master from origin.</text:span></text:p>
      <text:p text:style-name="P1"><text:span text:style-name="T1">Clemenss-MacBook-Pro:Day2 cbz$ 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0:33:46.762693340</meta:creation-date>
    <dc:date>2017-11-21T10:34:18.728084733</dc:date>
    <meta:editing-duration>P0D</meta:editing-duration>
    <meta:editing-cycles>1</meta:editing-cycles>
    <meta:document-statistic meta:table-count="0" meta:image-count="0" meta:object-count="0" meta:page-count="1" meta:paragraph-count="34" meta:word-count="189" meta:character-count="1494" meta:non-whitespace-character-count="1313"/>
    <meta:generator>LibreOffice/4.2.1.1$MacOSX_x86 LibreOffice_project/d7dbbd7842e6a58b0f521599204e827654e1fb8b</meta:generator>
  </office:meta>
</office:document-meta>
</file>